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0" style:family="paragraph">
      <style:paragraph-properties fo:break-before="pag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color="#123BB6"/>
    </style:style>
    <style:style style:name="T5" style:parent-style-name="DefaultParagraphFont" style:family="text">
      <style:text-properties fo:color="#111111" fo:background-color="#F1F1F1"/>
    </style:style>
    <style:style style:name="T6" style:parent-style-name="DefaultParagraphFont" style:family="text">
      <style:text-properties fo:color="#111111" fo:background-color="#F1F1F1"/>
    </style:style>
    <style:style style:name="T7" style:parent-style-name="DefaultParagraphFont" style:family="text">
      <style:text-properties fo:color="#111111" fo:background-color="#F1F1F1"/>
    </style:style>
    <style:style style:name="T8" style:parent-style-name="DefaultParagraphFont" style:family="text">
      <style:text-properties fo:color="#111111" fo:background-color="#F1F1F1"/>
    </style:style>
    <style:style style:name="T9" style:parent-style-name="DefaultParagraphFont" style:family="text">
      <style:text-properties fo:color="#111111" fo:background-color="#F1F1F1"/>
    </style:style>
    <style:style style:name="T10" style:parent-style-name="DefaultParagraphFont" style:family="text">
      <style:text-properties fo:color="#111111" fo:background-color="#F1F1F1"/>
    </style:style>
    <style:style style:name="T11" style:parent-style-name="DefaultParagraphFont" style:family="text">
      <style:text-properties fo:color="#111111" fo:background-color="#F1F1F1"/>
    </style:style>
    <style:style style:name="T12" style:parent-style-name="DefaultParagraphFont" style:family="text">
      <style:text-properties fo:color="#111111" fo:background-color="#F1F1F1"/>
    </style:style>
    <style:style style:name="P13" style:parent-style-name="ParagraphTextStyle" style:family="paragraph">
      <style:paragraph-properties fo:border-top="0.0138in solid #D9D9D9" fo:border-left="none" fo:border-bottom="none" fo:border-right="none" fo:padding-top="0.1388in" fo:padding-left="0in" fo:padding-bottom="0in" fo:padding-right="0in" style:shadow="none"/>
    </style:style>
    <style:style style:name="T14" style:parent-style-name="DefaultParagraphFont" style:family="text">
      <style:text-properties fo:color="#123BB6"/>
    </style:style>
    <style:style style:name="T15" style:parent-style-name="DefaultParagraphFont" style:family="text">
      <style:text-properties fo:color="#111111" fo:background-color="#F1F1F1"/>
    </style:style>
    <style:style style:name="T16" style:parent-style-name="DefaultParagraphFont" style:family="text">
      <style:text-properties fo:color="#111111" fo:background-color="#F1F1F1"/>
    </style:style>
    <style:style style:name="T17" style:parent-style-name="DefaultParagraphFont" style:family="text">
      <style:text-properties fo:color="#111111" fo:background-color="#F1F1F1"/>
    </style:style>
    <style:style style:name="T18" style:parent-style-name="DefaultParagraphFont" style:family="text">
      <style:text-properties fo:color="#111111" fo:background-color="#F1F1F1"/>
    </style:style>
    <style:style style:name="T19" style:parent-style-name="DefaultParagraphFont" style:family="text">
      <style:text-properties fo:color="#111111" fo:background-color="#F1F1F1"/>
    </style:style>
    <style:style style:name="T20" style:parent-style-name="DefaultParagraphFont" style:family="text">
      <style:text-properties fo:color="#111111" fo:background-color="#F1F1F1"/>
    </style:style>
    <style:style style:name="T21" style:parent-style-name="DefaultParagraphFont" style:family="text">
      <style:text-properties fo:color="#111111" fo:background-color="#F1F1F1"/>
    </style:style>
    <style:style style:name="T22" style:parent-style-name="DefaultParagraphFont" style:family="text">
      <style:text-properties fo:color="#111111" fo:background-color="#F1F1F1"/>
    </style:style>
    <style:style style:name="T23" style:parent-style-name="DefaultParagraphFont" style:family="text">
      <style:text-properties fo:color="#111111" fo:background-color="#F1F1F1"/>
    </style:style>
    <style:style style:name="T24" style:parent-style-name="DefaultParagraphFont" style:family="text">
      <style:text-properties fo:color="#111111" fo:background-color="#F1F1F1"/>
    </style:style>
    <style:style style:name="T25" style:parent-style-name="DefaultParagraphFont" style:family="text">
      <style:text-properties fo:color="#111111" fo:background-color="#F1F1F1"/>
    </style:style>
    <style:style style:name="T26" style:parent-style-name="DefaultParagraphFont" style:family="text">
      <style:text-properties fo:color="#111111" fo:background-color="#F1F1F1"/>
    </style:style>
    <style:style style:name="T27" style:parent-style-name="DefaultParagraphFont" style:family="text">
      <style:text-properties fo:color="#111111" fo:background-color="#F1F1F1"/>
    </style:style>
    <style:style style:name="T28" style:parent-style-name="DefaultParagraphFont" style:family="text">
      <style:text-properties fo:color="#111111" fo:background-color="#F1F1F1"/>
    </style:style>
    <style:style style:name="T29" style:parent-style-name="DefaultParagraphFont" style:family="text">
      <style:text-properties fo:color="#111111" fo:background-color="#F1F1F1"/>
    </style:style>
    <style:style style:name="T30" style:parent-style-name="DefaultParagraphFont" style:family="text">
      <style:text-properties fo:color="#111111" fo:background-color="#F1F1F1"/>
    </style:style>
    <style:style style:name="T31" style:parent-style-name="DefaultParagraphFont" style:family="text">
      <style:text-properties fo:color="#111111" fo:background-color="#F1F1F1"/>
    </style:style>
    <style:style style:name="T32" style:parent-style-name="DefaultParagraphFont" style:family="text">
      <style:text-properties fo:color="#111111" fo:background-color="#F1F1F1"/>
    </style:style>
    <style:style style:name="T33" style:parent-style-name="DefaultParagraphFont" style:family="text">
      <style:text-properties fo:color="#111111" fo:background-color="#F1F1F1"/>
    </style:style>
    <style:style style:name="T34" style:parent-style-name="DefaultParagraphFont" style:family="text">
      <style:text-properties fo:color="#111111" fo:background-color="#F1F1F1"/>
    </style:style>
    <style:style style:name="T35" style:parent-style-name="DefaultParagraphFont" style:family="text">
      <style:text-properties fo:color="#111111" fo:background-color="#F1F1F1"/>
    </style:style>
    <style:style style:name="T36" style:parent-style-name="DefaultParagraphFont" style:family="text">
      <style:text-properties fo:color="#111111" fo:background-color="#F1F1F1"/>
    </style:style>
    <style:style style:name="T37" style:parent-style-name="DefaultParagraphFont" style:family="text">
      <style:text-properties fo:color="#111111" fo:background-color="#F1F1F1"/>
    </style:style>
    <style:style style:name="T38" style:parent-style-name="DefaultParagraphFont" style:family="text">
      <style:text-properties fo:color="#111111" fo:background-color="#F1F1F1"/>
    </style:style>
    <style:style style:name="T39" style:parent-style-name="DefaultParagraphFont" style:family="text">
      <style:text-properties fo:color="#111111" fo:background-color="#F1F1F1"/>
    </style:style>
    <style:style style:name="T40" style:parent-style-name="DefaultParagraphFont" style:family="text">
      <style:text-properties fo:color="#111111" fo:background-color="#F1F1F1"/>
    </style:style>
    <style:style style:name="T41" style:parent-style-name="DefaultParagraphFont" style:family="text">
      <style:text-properties fo:color="#111111" fo:background-color="#F1F1F1"/>
    </style:style>
    <style:style style:name="T42" style:parent-style-name="DefaultParagraphFont" style:family="text">
      <style:text-properties fo:color="#111111" fo:background-color="#F1F1F1"/>
    </style:style>
    <style:style style:name="T43" style:parent-style-name="DefaultParagraphFont" style:family="text">
      <style:text-properties fo:color="#111111" fo:background-color="#F1F1F1"/>
    </style:style>
    <style:style style:name="T44" style:parent-style-name="DefaultParagraphFont" style:family="text">
      <style:text-properties fo:color="#111111" fo:background-color="#F1F1F1"/>
    </style:style>
    <style:style style:name="T45" style:parent-style-name="DefaultParagraphFont" style:family="text">
      <style:text-properties fo:color="#111111" fo:background-color="#F1F1F1"/>
    </style:style>
    <style:style style:name="T46" style:parent-style-name="DefaultParagraphFont" style:family="text">
      <style:text-properties fo:color="#111111" fo:background-color="#F1F1F1"/>
    </style:style>
    <style:style style:name="T47" style:parent-style-name="DefaultParagraphFont" style:family="text">
      <style:text-properties fo:color="#111111" fo:background-color="#F1F1F1"/>
    </style:style>
    <style:style style:name="T48" style:parent-style-name="DefaultParagraphFont" style:family="text">
      <style:text-properties fo:color="#111111" fo:background-color="#F1F1F1"/>
    </style:style>
    <style:style style:name="T49" style:parent-style-name="DefaultParagraphFont" style:family="text">
      <style:text-properties fo:color="#111111" fo:background-color="#F1F1F1"/>
    </style:style>
    <style:style style:name="T50" style:parent-style-name="DefaultParagraphFont" style:family="text">
      <style:text-properties fo:color="#111111" fo:background-color="#F1F1F1"/>
    </style:style>
    <style:style style:name="T51" style:parent-style-name="DefaultParagraphFont" style:family="text">
      <style:text-properties fo:color="#111111" fo:background-color="#F1F1F1"/>
    </style:style>
    <style:style style:name="T52" style:parent-style-name="DefaultParagraphFont" style:family="text">
      <style:text-properties fo:color="#111111" fo:background-color="#F1F1F1"/>
    </style:style>
    <style:style style:name="T53" style:parent-style-name="DefaultParagraphFont" style:family="text">
      <style:text-properties fo:color="#111111" fo:background-color="#F1F1F1"/>
    </style:style>
    <style:style style:name="T54" style:parent-style-name="DefaultParagraphFont" style:family="text">
      <style:text-properties fo:color="#111111" fo:background-color="#F1F1F1"/>
    </style:style>
    <style:style style:name="T55" style:parent-style-name="DefaultParagraphFont" style:family="text">
      <style:text-properties fo:color="#111111" fo:background-color="#F1F1F1"/>
    </style:style>
    <style:style style:name="T56" style:parent-style-name="DefaultParagraphFont" style:family="text">
      <style:text-properties fo:color="#111111" fo:background-color="#F1F1F1"/>
    </style:style>
    <style:style style:name="T57" style:parent-style-name="DefaultParagraphFont" style:family="text">
      <style:text-properties fo:color="#111111" fo:background-color="#F1F1F1"/>
    </style:style>
    <style:style style:name="T58" style:parent-style-name="DefaultParagraphFont" style:family="text">
      <style:text-properties fo:color="#111111" fo:background-color="#F1F1F1"/>
    </style:style>
    <style:style style:name="T59" style:parent-style-name="DefaultParagraphFont" style:family="text">
      <style:text-properties fo:color="#111111" fo:background-color="#F1F1F1"/>
    </style:style>
    <style:style style:name="T60" style:parent-style-name="DefaultParagraphFont" style:family="text">
      <style:text-properties fo:color="#111111" fo:background-color="#F1F1F1"/>
    </style:style>
    <style:style style:name="T61" style:parent-style-name="DefaultParagraphFont" style:family="text">
      <style:text-properties fo:color="#111111" fo:background-color="#F1F1F1"/>
    </style:style>
    <style:style style:name="T62" style:parent-style-name="DefaultParagraphFont" style:family="text">
      <style:text-properties fo:color="#111111" fo:background-color="#F1F1F1"/>
    </style:style>
    <style:style style:name="T63" style:parent-style-name="DefaultParagraphFont" style:family="text">
      <style:text-properties fo:color="#111111" fo:background-color="#F1F1F1"/>
    </style:style>
    <style:style style:name="T64" style:parent-style-name="DefaultParagraphFont" style:family="text">
      <style:text-properties fo:color="#111111" fo:background-color="#F1F1F1"/>
    </style:style>
    <style:style style:name="T65" style:parent-style-name="DefaultParagraphFont" style:family="text">
      <style:text-properties fo:color="#111111" fo:background-color="#F1F1F1"/>
    </style:style>
    <style:style style:name="T66" style:parent-style-name="DefaultParagraphFont" style:family="text">
      <style:text-properties fo:color="#111111" fo:background-color="#F1F1F1"/>
    </style:style>
    <style:style style:name="T67" style:parent-style-name="DefaultParagraphFont" style:family="text">
      <style:text-properties fo:color="#111111" fo:background-color="#F1F1F1"/>
    </style:style>
    <style:style style:name="T68" style:parent-style-name="DefaultParagraphFont" style:family="text">
      <style:text-properties fo:color="#111111" fo:background-color="#F1F1F1"/>
    </style:style>
    <style:style style:name="T69" style:parent-style-name="DefaultParagraphFont" style:family="text">
      <style:text-properties fo:color="#111111" fo:background-color="#F1F1F1"/>
    </style:style>
    <style:style style:name="T70" style:parent-style-name="DefaultParagraphFont" style:family="text">
      <style:text-properties fo:color="#111111" fo:background-color="#F1F1F1"/>
    </style:style>
    <style:style style:name="T71" style:parent-style-name="DefaultParagraphFont" style:family="text">
      <style:text-properties fo:color="#111111" fo:background-color="#F1F1F1"/>
    </style:style>
    <style:style style:name="T72" style:parent-style-name="DefaultParagraphFont" style:family="text">
      <style:text-properties fo:color="#111111" fo:background-color="#F1F1F1"/>
    </style:style>
    <style:style style:name="T73" style:parent-style-name="DefaultParagraphFont" style:family="text">
      <style:text-properties fo:color="#111111" fo:background-color="#F1F1F1"/>
    </style:style>
    <style:style style:name="T74" style:parent-style-name="DefaultParagraphFont" style:family="text">
      <style:text-properties fo:color="#111111" fo:background-color="#F1F1F1"/>
    </style:style>
    <style:style style:name="T75" style:parent-style-name="DefaultParagraphFont" style:family="text">
      <style:text-properties fo:color="#111111" fo:background-color="#F1F1F1"/>
    </style:style>
    <style:style style:name="T76" style:parent-style-name="DefaultParagraphFont" style:family="text">
      <style:text-properties fo:color="#111111" fo:background-color="#F1F1F1"/>
    </style:style>
    <style:style style:name="T77" style:parent-style-name="DefaultParagraphFont" style:family="text">
      <style:text-properties fo:color="#123BB6"/>
    </style:style>
    <style:style style:name="T78" style:parent-style-name="DefaultParagraphFont" style:family="text">
      <style:text-properties fo:color="#111111" fo:background-color="#F1F1F1"/>
    </style:style>
    <style:style style:name="T79" style:parent-style-name="DefaultParagraphFont" style:family="text">
      <style:text-properties fo:color="#111111" fo:background-color="#F1F1F1"/>
    </style:style>
    <style:style style:name="T80" style:parent-style-name="DefaultParagraphFont" style:family="text">
      <style:text-properties fo:color="#111111" fo:background-color="#F1F1F1"/>
    </style:style>
    <style:style style:name="T81" style:parent-style-name="DefaultParagraphFont" style:family="text">
      <style:text-properties fo:color="#111111" fo:background-color="#F1F1F1"/>
    </style:style>
    <style:style style:name="T82" style:parent-style-name="DefaultParagraphFont" style:family="text">
      <style:text-properties fo:color="#111111" fo:background-color="#F1F1F1"/>
    </style:style>
    <style:style style:name="T83" style:parent-style-name="DefaultParagraphFont" style:family="text">
      <style:text-properties fo:color="#111111" fo:background-color="#F1F1F1"/>
    </style:style>
    <style:style style:name="T84" style:parent-style-name="DefaultParagraphFont" style:family="text">
      <style:text-properties fo:color="#123BB6"/>
    </style:style>
    <style:style style:name="T85" style:parent-style-name="DefaultParagraphFont" style:family="text">
      <style:text-properties fo:color="#111111" fo:background-color="#F1F1F1"/>
    </style:style>
    <style:style style:name="T86" style:parent-style-name="DefaultParagraphFont" style:family="text">
      <style:text-properties fo:color="#111111" fo:background-color="#F1F1F1"/>
    </style:style>
    <style:style style:name="T87" style:parent-style-name="DefaultParagraphFont" style:family="text">
      <style:text-properties fo:color="#111111" fo:background-color="#F1F1F1"/>
    </style:style>
    <style:style style:name="T88" style:parent-style-name="DefaultParagraphFont" style:family="text">
      <style:text-properties fo:color="#111111" fo:background-color="#F1F1F1"/>
    </style:style>
    <style:style style:name="T89" style:parent-style-name="DefaultParagraphFont" style:family="text">
      <style:text-properties fo:color="#111111" fo:background-color="#F1F1F1"/>
    </style:style>
    <style:style style:name="T90" style:parent-style-name="DefaultParagraphFont" style:family="text">
      <style:text-properties fo:color="#123BB6"/>
    </style:style>
    <style:style style:name="T91" style:parent-style-name="DefaultParagraphFont" style:family="text">
      <style:text-properties fo:color="#111111" fo:background-color="#F1F1F1"/>
    </style:style>
    <style:style style:name="T92" style:parent-style-name="DefaultParagraphFont" style:family="text">
      <style:text-properties fo:color="#111111" fo:background-color="#F1F1F1"/>
    </style:style>
    <style:style style:name="T93" style:parent-style-name="DefaultParagraphFont" style:family="text">
      <style:text-properties fo:color="#123BB6"/>
    </style:style>
    <style:style style:name="T94" style:parent-style-name="DefaultParagraphFont" style:family="text">
      <style:text-properties fo:color="#123BB6"/>
    </style:style>
  </office:automatic-styles>
  <office:body>
    <office:text text:use-soft-page-breaks="true">
      <text:h text:style-name="P1" text:outline-level="1">You</text:h>
      <text:p text:style-name="ParagraphTextStyle">I need you to help me out with python programming language. To work in the current directory, I'm using ruta_directorio = os.path.dirname(<text:span text:style-name="T3">file</text:span>) from that working directory, I want to create a file in a subdirectory called ./data/tasks.txt; but the first time I'm launching the program, the subdirectory ./data/ doesn't exist. How can I create the subfolder /data/ if it doesn't exist and just create the file tasks.txt if it exists?</text:p>
      <text:h text:style-name="Heading1" text:outline-level="1"><text:span text:style-name="T4">Copilot</text:span></text:h>
      <text:p text:style-name="ParagraphTextStyle">You can use the<text:s/><text:span text:style-name="T5">os</text:span><text:s/>module in Python to check if a directory exists and create it if it doesn't. Here's how you can do it:</text:p>
      <text:p text:style-name="CodeStyle">import os</text:p>
      <text:p text:style-name="CodeStyle"/>
      <text:p text:style-name="CodeStyle"># Get the current directory</text:p>
      <text:p text:style-name="CodeStyle">ruta_directorio = os.path.dirname(__file__)</text:p>
      <text:p text:style-name="CodeStyle"/>
      <text:p text:style-name="CodeStyle"># Define the subdirectory path</text:p>
      <text:p text:style-name="CodeStyle">subdir_path = os.path.join(ruta_directorio, 'data')</text:p>
      <text:p text:style-name="CodeStyle"/>
      <text:p text:style-name="CodeStyle"># Check if the subdirectory does not exist</text:p>
      <text:p text:style-name="CodeStyle">if not os.path.exists(subdir_path):</text:p>
      <text:p text:style-name="CodeStyle"><text:s text:c="4"/># If it does not exist, create it</text:p>
      <text:p text:style-name="CodeStyle"><text:s text:c="4"/>os.makedirs(subdir_path)</text:p>
      <text:p text:style-name="CodeStyle"/>
      <text:p text:style-name="CodeStyle"># Now, you can create your file in the subdirectory</text:p>
      <text:p text:style-name="CodeStyle">file_path = os.path.join(subdir_path, 'tasks.txt')</text:p>
      <text:p text:style-name="CodeStyle"/>
      <text:p text:style-name="CodeStyle"># Open the file in append mode, which will create the file if it does not exist</text:p>
      <text:p text:style-name="CodeStyle">with open(file_path, 'a') as file:</text:p>
      <text:p text:style-name="CodeStyle"><text:s text:c="4"/>pass <text:s/># You can write to the file here if needed</text:p>
      <text:p text:style-name="ParagraphTextStyle">This script first checks if the<text:s/><text:span text:style-name="T6">./data/</text:span><text:s/>directory exists, and if it doesn't, it creates it. Then it opens the<text:s/><text:span text:style-name="T7">tasks.txt</text:span><text:s/>file in append mode, which will create the file if it doesn't exist. If the file already exists, it will just open it for appending and won't erase any existing data. If you want to write to the file, you can replace the<text:s/><text:span text:style-name="T8">pass</text:span><text:s/>statement with your write operations. Remember to always close the file when you're done. The<text:s/><text:span text:style-name="T9">with</text:span><text:s/>statement takes care of that for you. If you open the file using<text:s/><text:span text:style-name="T10">open</text:span><text:s/>without<text:s/><text:span text:style-name="T11">with</text:span>, you should close it manually using<text:s/><text:span text:style-name="T12">file.close()</text:span>..</text:p>
      <text:p text:style-name="P13">Source(s)</text:p>
      <text:p text:style-name="CitationStyle">1.<text:s/><text:a xlink:href="https://en.wikipedia.org/wiki/Python_(programming_language)" office:target-frame-name="_top" xlink:show="replace"><text:span text:style-name="Hyperlink">en.wikipedia.org</text:span></text:a></text:p>
      <text:p text:style-name="ParagraphTextStyle"/>
      <text:h text:style-name="Heading1" text:outline-level="1">You</text:h>
      <text:p text:style-name="ParagraphTextStyle">ok. I need to check if the sub_path and the tasks.txt file both exist because I'm trying to read the information inside if it exists. If both sub_path or just the tasks.txt file don't exist, I need to create it. If I decide to use</text:p>
      <text:p text:style-name="CodeStyle">with open(file, 'a') as file:</text:p>
      <text:p text:style-name="ParagraphTextStyle">just to create one, what else do I need to do if I just want to create it? Should I just write pass bellow and that's all?</text:p>
      <text:h text:style-name="Heading1" text:outline-level="1"><text:span text:style-name="T14">Copilot</text:span></text:h>
      <text:p text:style-name="ParagraphTextStyle">Yes, you're correct. If you just want to create the file and don't want to write anything to it at the moment, you can use<text:s/><text:span text:style-name="T15">pass</text:span><text:s/>under the<text:s/><text:span text:style-name="T16">with open(file, 'a') as file:</text:span><text:s/>statement. Here's how you can do it:</text:p>
      <text:p text:style-name="CodeStyle">import os</text:p>
      <text:p text:style-name="CodeStyle"/>
      <text:p text:style-name="CodeStyle"># Get the current directory</text:p>
      <text:p text:style-name="CodeStyle">ruta_directorio = os.path.dirname(__file__)</text:p>
      <text:p text:style-name="CodeStyle"/>
      <text:p text:style-name="CodeStyle"># Define the subdirectory path</text:p>
      <text:p text:style-name="CodeStyle">subdir_path = os.path.join(ruta_directorio, 'data')</text:p>
      <text:p text:style-name="CodeStyle"/>
      <text:p text:style-name="CodeStyle"># Check if the subdirectory does not exist</text:p>
      <text:p text:style-name="CodeStyle">if not os.path.exists(subdir_path):</text:p>
      <text:p text:style-name="CodeStyle"><text:s text:c="4"/># If it does not exist, create it</text:p>
      <text:p text:style-name="CodeStyle"><text:s text:c="4"/>os.makedirs(subdir_path)</text:p>
      <text:p text:style-name="CodeStyle"/>
      <text:p text:style-name="CodeStyle"># Now, you can create your file in the subdirectory</text:p>
      <text:p text:style-name="CodeStyle">file_path = os.path.join(subdir_path, 'tasks.txt')</text:p>
      <text:p text:style-name="CodeStyle"/>
      <text:p text:style-name="CodeStyle"># Open the file in append mode, which will create the file if it does not exist</text:p>
      <text:p text:style-name="CodeStyle">with open(file_path, 'a') as file:</text:p>
      <text:p text:style-name="CodeStyle"><text:s text:c="4"/>pass <text:s/># No need to write anything to the file</text:p>
      <text:p text:style-name="ParagraphTextStyle">This script will create the<text:s/><text:span text:style-name="T17">./data/</text:span><text:s/>directory and the<text:s/><text:span text:style-name="T18">tasks.txt</text:span><text:s/>file if they don't exist. If they do exist, the script will do nothing, preserving the existing directory and file. The<text:s/><text:span text:style-name="T19">pass</text:span><text:s/>statement is a placeholder and means "do nothing". It's used here because the syntax of Python requires something to be in the indented block after the<text:s/><text:span text:style-name="T20">with</text:span><text:s/>statement. Since we don't want to write anything to the file at this point, we use<text:s/><text:span text:style-name="T21">pass</text:span><text:s/>to satisfy the syntax requirement. If you want to write to the file later, you can open it again in either<text:s/>write<text:s/><text:span text:style-name="T22">'w'</text:span><text:s/>or append<text:s/><text:span text:style-name="T23">'a'</text:span><text:s/>mode. Remember, opening a file in write mode will erase all existing data in the file. So, if you want to preserve the existing data, use append mode. If you don't care about the existing data, use write mode. Always close the file when you're done. The<text:s/><text:span text:style-name="T24">with</text:span><text:s/>statement takes care of that for you. If you open the file using<text:s/><text:span text:style-name="T25">open</text:span><text:s/>without<text:s/><text:span text:style-name="T26">with</text:span>, you should close it manually using<text:s/><text:span text:style-name="T27">file.close()</text:span>. If you want to read the file, you can open it in read mode<text:s/><text:span text:style-name="T28">'r'</text:span>. If the file does not exist, opening it in read mode will raise an error. So, always make sure the file exists before you try to read it. You can use<text:s/><text:span text:style-name="T29">os.path.exists(file_path)</text:span><text:s/>to check if the file exists. If it returns<text:s/><text:span text:style-name="T30">True</text:span>, the file exists. If it returns<text:s/><text:span text:style-name="T31">False</text:span>, the file does not exist. You can use this function to check if the file exists before you try to read it. If the file does not exist, you can create it using the script above. If the file does exist, you can read it like this:</text:p>
      <text:p text:style-name="CodeStyle"># Open the file in read mode</text:p>
      <text:p text:style-name="CodeStyle">with open(file_path, 'r') as file:</text:p>
      <text:p text:style-name="CodeStyle"><text:s text:c="4"/># Read the entire file</text:p>
      <text:p text:style-name="CodeStyle"><text:s text:c="4"/>content = file.read()</text:p>
      <text:p text:style-name="CodeStyle"><text:s text:c="4"/>print(content) <text:s/># Print the content of the file</text:p>
      <text:p text:style-name="ParagraphTextStyle">This script will open the file in read mode, read the entire file, and then print the content of the file. Remember, always close the file when you're done. The<text:s/><text:span text:style-name="T32">with</text:span><text:s/>statement takes care of that for you. If you open the file using<text:s/><text:span text:style-name="T33">open</text:span><text:s/>without<text:s/><text:span text:style-name="T34">with</text:span>, you should close it manually using<text:s/><text:span text:style-name="T35">file.close()</text:span>. If you want to read the file line by line, you can use a for loop like this:</text:p>
      <text:p text:style-name="CodeStyle"># Open the file in read mode</text:p>
      <text:p text:style-name="CodeStyle">with open(file_path, 'r') as file:</text:p>
      <text:p text:style-name="CodeStyle"><text:s text:c="4"/># Read the file line by line</text:p>
      <text:p text:style-name="CodeStyle"><text:s text:c="4"/>for line in file:</text:p>
      <text:p text:style-name="CodeStyle"><text:s text:c="8"/>print(line) <text:s/># Print each line</text:p>
      <text:p text:style-name="ParagraphTextStyle">This script will open the file in read mode, read the file line by line, and then print each line. Remember, always close the file when you're done. The<text:s/><text:span text:style-name="T36">with</text:span><text:s/>statement takes care of that for you. If you open the file using<text:s/><text:span text:style-name="T37">open</text:span><text:s/>without<text:s/><text:span text:style-name="T38">with</text:span>, you should close it manually using<text:s/><text:span text:style-name="T39">file.close()</text:span>. If you want to read a specific number of lines from the file, you can use the<text:s/><text:span text:style-name="T40">readlines()</text:span><text:s/>function like this:</text:p>
      <text:p text:style-name="CodeStyle"># Open the file in read mode</text:p>
      <text:p text:style-name="CodeStyle">with open(file_path, 'r') as file:</text:p>
      <text:p text:style-name="CodeStyle"><text:s text:c="4"/># Read the first 5 lines</text:p>
      <text:p text:style-name="CodeStyle"><text:s text:c="4"/>lines = file.readlines()[:5]</text:p>
      <text:p text:style-name="CodeStyle"><text:s text:c="4"/>for line in lines:</text:p>
      <text:p text:style-name="CodeStyle"><text:s text:c="8"/>print(line) <text:s/># Print each line</text:p>
      <text:p text:style-name="ParagraphTextStyle">This script will open the file in read mode, read the first 5 lines, and then print each line. Remember, always close the file when you're done. The<text:s/><text:span text:style-name="T41">with</text:span><text:s/>statement takes care of that for you. If you open the file using<text:s/><text:span text:style-name="T42">open</text:span><text:s/>without<text:s/><text:span text:style-name="T43">with</text:span>, you should close it manually using<text:s/><text:span text:style-name="T44">file.close()</text:span>. If you want to read a specific line from the file, you can use the<text:s/><text:span text:style-name="T45">readlines()</text:span><text:s/>function like this:</text:p>
      <text:p text:style-name="CodeStyle"># Open the file in read mode</text:p>
      <text:p text:style-name="CodeStyle">with open(file_path, 'r') as file:</text:p>
      <text:p text:style-name="CodeStyle"><text:s text:c="4"/># Read the 5th line</text:p>
      <text:p text:style-name="CodeStyle"><text:s text:c="4"/>line = file.readlines()[4]</text:p>
      <text:p text:style-name="CodeStyle"><text:s text:c="4"/>print(line) <text:s/># Print the line</text:p>
      <text:p text:style-name="ParagraphTextStyle">This script will open the file in read mode, read the 5th line, and then print the line. Remember, always close the file when you're done. The<text:s/><text:span text:style-name="T46">with</text:span><text:s/>statement takes care of that for you. If you open the file using<text:s/><text:span text:style-name="T47">open</text:span><text:s/>without<text:s/><text:span text:style-name="T48">with</text:span>, you should close it manually using<text:s/><text:span text:style-name="T49">file.close()</text:span>. If you want to write to the file, you can open it in either write<text:s/><text:span text:style-name="T50">'w'</text:span><text:s/>or append<text:s/><text:span text:style-name="T51">'a'</text:span><text:s/>mode. Remember, opening a file in write mode will erase all existing data in the file. So, if you want to preserve the existing data, use append mode. If you don't care about the existing data, use write mode. You can write to the file like this:</text:p>
      <text:p text:style-name="CodeStyle"># Open the file in append mode</text:p>
      <text:p text:style-name="CodeStyle">with open(file_path, 'a') as file:</text:p>
      <text:p text:style-name="CodeStyle"><text:s text:c="4"/># Write to the file</text:p>
      <text:p text:style-name="CodeStyle"><text:s text:c="4"/>file.write('Hello, World!\n') <text:s/># Write a line to the file</text:p>
      <text:p text:style-name="ParagraphTextStyle">This script will open the file in append mode, write a line to the file, and then close the file. The<text:s/><text:span text:style-name="T52">\n</text:span><text:s/>at the end of the string is a newline character. It moves the cursor to the next line. So, the next time you write to the file, the new text will start on a new line. Remember, always close the file when you're done. The<text:s/><text:span text:style-name="T53">with</text:span><text:s/>statement takes care of that for you. If you open the file using<text:s/><text:span text:style-name="T54">open</text:span><text:s/>without<text:s/><text:span text:style-name="T55">with</text:span>, you should close it manually using<text:s/><text:span text:style-name="T56">file.close()</text:span>. If you want to write multiple lines to the file, you can use a for loop like this:</text:p>
      <text:p text:style-name="CodeStyle"># Open the file in append mode</text:p>
      <text:p text:style-name="CodeStyle">with open(file_path, 'a') as file:</text:p>
      <text:p text:style-name="CodeStyle"><text:s text:c="4"/># Write multiple lines to the file</text:p>
      <text:p text:style-name="CodeStyle"><text:s text:c="4"/>for i in range(5):</text:p>
      <text:p text:style-name="CodeStyle"><text:s text:c="8"/>file.write(f'Line {i+1}\n') <text:s/># Write a line to the file</text:p>
      <text:p text:style-name="ParagraphTextStyle">This script will open the file in append mode, write 5 lines to the file, and then close the file. The<text:s/><text:span text:style-name="T57">f'Line {i+1}\n'</text:span><text:s/>is a formatted string. The<text:s/><text:span text:style-name="T58">{i+1}</text:span><text:s/>is a placeholder that gets replaced with the value of<text:s/><text:span text:style-name="T59">i+1</text:span>. So, the script writes "Line 1", "Line 2", "Line 3", "Line 4", and "Line 5" to the file. The<text:s/><text:span text:style-name="T60">\n</text:span><text:s/>at the end of the string is a newline character. It moves the cursor to the next line. So, the next time you write to the file, the new text will start on a new line. Remember, always close the file when you're done. The<text:s/><text:span text:style-name="T61">with</text:span><text:s/>statement takes care of that for you. If you open the file using<text:s/><text:span text:style-name="T62">open</text:span><text:s/>without<text:s/><text:span text:style-name="T63">with</text:span>,<text:s/>you should close it manually using<text:s/><text:span text:style-name="T64">file.close()</text:span>. If you want to write a list of strings to the file, you can use the<text:s/><text:span text:style-name="T65">writelines()</text:span><text:s/>function like this:</text:p>
      <text:p text:style-name="CodeStyle"># Open the file in append mode</text:p>
      <text:p text:style-name="CodeStyle">with open(file_path, 'a') as file:</text:p>
      <text:p text:style-name="CodeStyle"><text:s text:c="4"/># Write a list of strings to the file</text:p>
      <text:p text:style-name="CodeStyle"><text:s text:c="4"/>lines = ['Hello, World!\n', 'How are you?\n', 'I am fine.\n']</text:p>
      <text:p text:style-name="CodeStyle"><text:s text:c="4"/>file.writelines(lines) <text:s/># Write the lines to the file</text:p>
      <text:p text:style-name="ParagraphTextStyle">This script will open the file in append mode, write a list of strings to the file, and then close the file. The<text:s/><text:span text:style-name="T66">writelines()</text:span><text:s/>function writes a list of strings to the file. Each string in the list is written to the file in the order they appear in the list. The<text:s/><text:span text:style-name="T67">\n</text:span><text:s/>at the end of each string is a newline character. It moves the cursor to the next line. So, the next time you write to the file, the new text will start on a new line. Remember, always close the file when you're done. The<text:s/><text:span text:style-name="T68">with</text:span><text:s/>statement takes care of that for you. If you open the file using<text:s/><text:span text:style-name="T69">open</text:span><text:s/>without<text:s/><text:span text:style-name="T70">with</text:span>, you should close it manually using<text:s/><text:span text:style-name="T71">file.close()</text:span>.<text:s/>If you want to delete a file, you can use the<text:s/><text:span text:style-name="T72">os.remove()</text:span><text:s/>function like this:</text:p>
      <text:p text:style-name="CodeStyle"># Delete the file</text:p>
      <text:p text:style-name="CodeStyle">os.remove(file_path)</text:p>
      <text:p text:style-name="ParagraphTextStyle">This script will delete the file. If the file does not exist, the<text:s/><text:span text:style-name="T73">os.remove()</text:span><text:s/>function will raise an error. So, always make sure the file exists before you try to delete it. You can use<text:s/><text:span text:style-name="T74">os.path.exists(file_path)</text:span><text:s/>to check if the file exists. If it returns<text:s/><text:span text:style-name="T75">True</text:span>, the file exists. If it returns<text:s/><text:span text:style-name="T76">False</text:span>, the file does not exist. You can use this function to check if the file exists before you try to delete it. If the file does not exist, you can skip</text:p>
      <text:h text:style-name="Heading1" text:outline-level="1">You</text:h>
      <text:p text:style-name="ParagraphTextStyle">I'm an absolute beginner in python, and an English learner as well. Please, correct anything I write if there is any mistake in my questions and rephrase it to sound more native if necessary. Now, what happens if I don't close the file using the open() function?</text:p>
      <text:h text:style-name="Heading1" text:outline-level="1"><text:span text:style-name="T77">Copilot</text:span></text:h>
      <text:p text:style-name="ParagraphTextStyle">Firstly, your English is quite good! Here's a slightly more native way to phrase your question: "I'm just starting out with Python and I'm also learning English. Please correct any mistakes in my questions and feel free to rephrase them to sound more like a native speaker. Now, what would happen if I didn't close a file after opening it with the open() function?"</text:p>
      <text:p text:style-name="ParagraphTextStyle">Now, to answer your question:</text:p>
      <text:p text:style-name="ParagraphTextStyle">When you open a file using the<text:s/><text:span text:style-name="T78">open()</text:span><text:s/>function in Python, it uses system resources to allow your program to interact with the file. If you don't close the file after you're done with it, these resources remain occupied. This is usually not a problem for small scripts that run quickly and only open a few files. However, for larger programs that run for a long time or open many files, not closing files can lead to resource exhaustion, which can cause your program to crash or run inefficiently.</text:p>
      <text:p text:style-name="ParagraphTextStyle">Moreover, Python uses something called a buffer to temporarily hold data before writing it to a file or after reading it from a file. If you write to a file and don't close it, some data may remain in the buffer and not get written to the file. This can lead to data loss.</text:p>
      <text:p text:style-name="ParagraphTextStyle">Therefore, it's a good practice to always close files when you're done with them. The<text:s/><text:span text:style-name="T79">with</text:span><text:s/>statement in Python makes this easy by automatically closing the file when the<text:s/><text:span text:style-name="T80">with</text:span><text:s/>block is exited. Here's an example:</text:p>
      <text:p text:style-name="CodeStyle">with open('myfile.txt', 'w') as file:</text:p>
      <text:p text:style-name="CodeStyle"><text:s text:c="4"/>file.write('Hello, World!')</text:p>
      <text:p text:style-name="ParagraphTextStyle">In this example,<text:s/><text:span text:style-name="T81">myfile.txt</text:span><text:s/>is automatically closed when the<text:s/><text:span text:style-name="T82">with</text:span><text:s/>block is exited, even if an error occurs within the block. This is why the<text:s/><text:span text:style-name="T83">with</text:span><text:s/>statement is generally recommended for file handling in Python. It helps to prevent resource leaks by ensuring that files are properly closed.</text:p>
      <text:p text:style-name="ParagraphTextStyle">I hope this helps! Let me know if you have any other questions. Happy coding!<text:s/>😊</text:p>
      <text:h text:style-name="Heading1" text:outline-level="1">You</text:h>
      <text:p text:style-name="ParagraphTextStyle">Thank you! The reading function will be allocated in a specific .py file in the same directory as the main app, that I suppose I has to be called app.py. So, regarding checking if the file, doesn't exist, bearing in mind that the functions to read and write will be in a different file from the main one, at what point should I check if the file exists, inside every function that tries to do any action to it? or on the top of the file? The file holding those operations will be called file_management.py Please<text:s/>rephrase my question if needed as before</text:p>
      <text:h text:style-name="Heading1" text:outline-level="1"><text:span text:style-name="T84">Copilot</text:span></text:h>
      <text:p text:style-name="ParagraphTextStyle">Firstly, your question is well-phrased! Here's a slightly more native way to ask: "Thanks for the help! I'm planning to put the reading function in a separate .py file in the same directory as my main app, which I'm assuming should be named app.py. Given that the functions to read and write will be in a different file from the main one, when should I check if the file exists? Should I do this within each function that interacts with the file, or at the top of the file? The file that will contain these operations will be called file_management.py."</text:p>
      <text:p text:style-name="ParagraphTextStyle">Now, to answer your question:</text:p>
      <text:p text:style-name="ParagraphTextStyle">It's generally a good practice to check if the file exists right before you're about to perform an operation on it (like reading or writing). This is because the file's existence could change between the time you check it and the time you perform the operation. For example, another process could delete the file after you've checked it but before you've opened it.</text:p>
      <text:p text:style-name="ParagraphTextStyle">So, in your<text:s/><text:span text:style-name="T85">file_management.py</text:span>, you could have functions like this:</text:p>
      <text:p text:style-name="CodeStyle">import os</text:p>
      <text:p text:style-name="CodeStyle"/>
      <text:p text:style-name="CodeStyle">def read_file(file_path):</text:p>
      <text:p text:style-name="CodeStyle"><text:s text:c="4"/>if not os.path.exists(file_path):</text:p>
      <text:p text:style-name="CodeStyle"><text:s text:c="8"/># Handle the case where the file doesn't exist</text:p>
      <text:p text:style-name="CodeStyle"><text:s text:c="8"/>return None</text:p>
      <text:p text:style-name="CodeStyle"><text:s text:c="4"/>with open(file_path, 'r') as file:</text:p>
      <text:p text:style-name="CodeStyle"><text:s text:c="8"/>return file.read()</text:p>
      <text:p text:style-name="CodeStyle"/>
      <text:p text:style-name="CodeStyle">def write_file(file_path, content):</text:p>
      <text:p text:style-name="CodeStyle"><text:s text:c="4"/>if not os.path.exists(file_path):</text:p>
      <text:p text:style-name="CodeStyle"><text:s text:c="8"/># Handle the case where the file doesn't exist</text:p>
      <text:p text:style-name="CodeStyle"><text:s text:c="8"/>return False</text:p>
      <text:p text:style-name="CodeStyle"><text:s text:c="4"/>with open(file_path, 'w') as file:</text:p>
      <text:p text:style-name="CodeStyle"><text:s text:c="8"/>file.write(content)</text:p>
      <text:p text:style-name="CodeStyle"><text:s text:c="4"/>return True</text:p>
      <text:p text:style-name="ParagraphTextStyle">In this example, each function checks if the file exists right before it tries to open it. If the file doesn't exist, the function returns a special value (<text:span text:style-name="T86">None</text:span><text:s/>for<text:s/><text:span text:style-name="T87">read_file</text:span><text:s/>and<text:s/><text:span text:style-name="T88">False</text:span><text:s/>for<text:s/><text:span text:style-name="T89">write_file</text:span>). You can replace these with whatever makes sense for your application. For example, you might want to create the file if it doesn't exist, or you might want to raise an exception.</text:p>
      <text:p text:style-name="ParagraphTextStyle">I hope this helps! Let me know if you have any other questions. Happy coding!<text:s/>😊</text:p>
      <text:h text:style-name="Heading1" text:outline-level="1">You</text:h>
      <text:p text:style-name="ParagraphTextStyle">Furthermore, I need my program to ask the user, initially through the input function, the path and file to open. I would like to ofer them an option by default that they could choose by just hittin enter key. How can I do it?</text:p>
      <text:h text:style-name="Heading1" text:outline-level="1"><text:span text:style-name="T90">Copilot</text:span></text:h>
      <text:p text:style-name="ParagraphTextStyle">Absolutely, you can provide a default option for the user when asking for input. If the user just hits the enter key without providing any input, the program will use the default value. Here's how you can do it:</text:p>
      <text:p text:style-name="CodeStyle">def ask_for_path(default_path):</text:p>
      <text:p text:style-name="CodeStyle"><text:s text:c="4"/># Ask the user for a path, with a default option</text:p>
      <text:p text:style-name="CodeStyle"><text:s text:c="4"/>user_input = input(f"Please enter the path to the file (or press Enter to use the default: {default_path}): ")</text:p>
      <text:p text:style-name="CodeStyle"><text:s text:c="4"/></text:p>
      <text:p text:style-name="CodeStyle"><text:s text:c="4"/># If the user just pressed Enter without typing anything, use the default path</text:p>
      <text:p text:style-name="CodeStyle"><text:s text:c="4"/>if user_input == "":</text:p>
      <text:p text:style-name="CodeStyle"><text:s text:c="8"/>return default_path</text:p>
      <text:p text:style-name="CodeStyle"><text:s text:c="4"/>else:</text:p>
      <text:p text:style-name="CodeStyle"><text:s text:c="8"/>return user_input</text:p>
      <text:p text:style-name="CodeStyle"/>
      <text:p text:style-name="CodeStyle"># Use the function</text:p>
      <text:p text:style-name="CodeStyle">file_path = ask_for_path("./data/tasks.txt")</text:p>
      <text:p text:style-name="CodeStyle">print(f"The selected file path is: {file_path}")</text:p>
      <text:p text:style-name="ParagraphTextStyle">In this example, if the user just presses Enter without typing anything, the function<text:s/><text:span text:style-name="T91">ask_for_path</text:span><text:s/>will return the<text:s/><text:span text:style-name="T92">default_path</text:span>. If the user types something, the function will return what the user typed.</text:p>
      <text:p text:style-name="ParagraphTextStyle">This way, you can provide a default option that the user can choose by just hitting the enter key. Let me know if you have any other questions!<text:s/>😊</text:p>
      <text:h text:style-name="Heading1" text:outline-level="1">You</text:h>
      <text:p text:style-name="ParagraphTextStyle">Could you please correct the latter question if there is any mistake or rephrase it to sound more natural? Could you do the same with this one? Am I using the world "latter" in a right way here?</text:p>
      <text:h text:style-name="Heading1" text:outline-level="1"><text:span text:style-name="T93">Copilot</text:span></text:h>
      <text:p text:style-name="ParagraphTextStyle">Your questions are quite clear, but here's a slightly more native way to phrase them:</text:p>
      <text:p text:style-name="ParagraphTextStyle">"Could you please correct my previous question if there are any mistakes, or rephrase it to sound more natural? Could you do the same with this current question? Am I using the word 'latter' correctly here?"</text:p>
      <text:p text:style-name="ParagraphTextStyle">And to answer your question, yes, you are using the word 'latter' correctly. 'Latter' is used to refer to the second of two things or people mentioned previously. In your case, 'latter' is referring to the second question you asked. However, it's more commonly used when there are exactly two items. If there are more than two, 'last' would be a better choice. Keep up the good work!<text:s/>😊</text:p>
      <text:h text:style-name="Heading1" text:outline-level="1">You</text:h>
      <text:p text:style-name="ParagraphTextStyle">So, if there are exactly two items, which is the latter and which is the former please?</text:p>
      <text:h text:style-name="Heading1" text:outline-level="1"><text:span text:style-name="T94">Copilot</text:span></text:h>
      <text:p text:style-name="ParagraphTextStyle">In English, when you have exactly two items and you're referring to them in order, the first one is called the "former" and the second one is called the "latter".</text:p>
      <text:p text:style-name="ParagraphTextStyle">For example, if you have two fruits, an apple and an orange, and you say, "Between the apple and the orange, the former is crunchy, and the latter is juicy," it means that the apple (the first fruit, or the "former") is crunchy, and the orange (the second fruit, or the "latter") is juicy.</text:p>
      <text:p text:style-name="ParagraphTextStyle">I hope this helps! Let me know if you have any other question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default-outline-level="1">
      <style:paragraph-properties fo:margin-top="0.1in" fo:margin-bottom="0.05in" fo:line-height="115%"/>
      <style:text-properties style:font-name="Segoe UI" style:font-name-asian="Segoe UI" style:font-name-complex="Segoe UI" fo:font-weight="bold" style:font-weight-asian="bold" style:font-weight-complex="bold" fo:color="#005366" fo:font-size="12pt" style:font-size-asian="12pt" style:font-size-complex="12pt" fo:hyphenate="false"/>
    </style:style>
    <style:style style:name="Heading2" style:display-name="Heading 2" style:family="paragraph" style:default-outline-level="2">
      <style:text-properties fo:color="#2E74B5" fo:font-size="13pt" style:font-size-asian="13pt" style:font-size-complex="13pt" fo:hyphenate="false"/>
    </style:style>
    <style:style style:name="Heading3" style:display-name="Heading 3" style:family="paragraph" style:default-outline-level="3">
      <style:text-properties fo:color="#1F4D78" fo:font-size="12pt" style:font-size-asian="12pt" style:font-size-complex="12pt" fo:hyphenate="false"/>
    </style:style>
    <style:style style:name="Heading4" style:display-name="Heading 4" style:family="paragraph" style:default-outline-level="4">
      <style:text-properties fo:font-style="italic" style:font-style-asian="italic" style:font-style-complex="italic" fo:color="#2E74B5" fo:hyphenate="false"/>
    </style:style>
    <style:style style:name="Heading5" style:display-name="Heading 5" style:family="paragraph" style:default-outline-level="5">
      <style:text-properties fo:color="#2E74B5" fo:hyphenate="false"/>
    </style:style>
    <style:style style:name="Heading6" style:display-name="Heading 6" style:family="paragraph" style:default-outline-level="6">
      <style:text-properties fo:color="#1F4D78"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text-properties fo:font-size="28pt" style:font-size-asian="28pt" style:font-size-complex="28pt" fo:hyphenate="false"/>
    </style:style>
    <style:style style:name="Strong1" style:display-name="Strong1" style:family="paragraph">
      <style:text-properties fo:font-weight="bold" style:font-weight-asian="bold" style:font-weight-complex="bold" fo:hyphenate="false"/>
    </style:style>
    <style:style style:name="ListParagraph" style:display-name="List Paragraph" style:family="paragraph">
      <style:text-properties fo:hyphenate="false"/>
    </style:style>
    <style:style style:name="Hyperlink" style:display-name="Hyperlink" style:family="text">
      <style:text-properties fo:color="#0563C1"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FootnoteText" style:display-name="Footnote Text" style:family="paragraph">
      <style:text-properties fo:hyphenate="false"/>
    </style:style>
    <style:style style:name="FootnoteTextChar" style:display-name="Footnote Text Char" style:family="text">
      <style:text-properties fo:font-size="10pt" style:font-size-asian="10pt" style:font-size-complex="10pt"/>
    </style:style>
    <style:style style:name="PageContextTitleStyle" style:display-name="Page Context Title Style" style:family="paragraph">
      <style:paragraph-properties fo:margin-top="0.1in" fo:margin-bottom="0.05in" fo:line-height="115%"/>
      <style:text-properties style:font-name="Segoe UI" style:font-name-asian="Segoe UI" style:font-name-complex="Segoe UI" fo:font-weight="bold" style:font-weight-asian="bold" style:font-weight-complex="bold" fo:color="#ED7D31" fo:font-size="12pt" style:font-size-asian="12pt" style:font-size-complex="12pt" fo:hyphenate="false"/>
    </style:style>
    <style:style style:name="LinkStyle" style:display-name="Link Style" style:family="paragraph">
      <style:paragraph-properties fo:margin-top="0.1in" fo:margin-bottom="0.05in" fo:line-height="115%"/>
      <style:text-properties style:font-name="Segoe UI" style:font-name-asian="Segoe UI" style:font-name-complex="Segoe UI" fo:font-weight="bold" style:font-weight-asian="bold" style:font-weight-complex="bold" fo:color="#2E74B5" fo:font-size="12pt" style:font-size-asian="12pt" style:font-size-complex="12pt" style:text-underline-type="single" style:text-underline-style="solid" style:text-underline-width="auto" style:text-underline-mode="continuous" style:text-underline-color="#2E74B5" fo:hyphenate="false"/>
    </style:style>
    <style:style style:name="ParagraphTextStyle" style:display-name="Paragraph Text Style" style:family="paragraph">
      <style:paragraph-properties fo:margin-top="0.1in" fo:margin-bottom="0.05in" fo:line-height="115%"/>
      <style:text-properties style:font-name="Segoe UI" style:font-name-asian="Segoe UI" style:font-name-complex="Segoe UI" fo:color="#000000" fo:font-size="13pt" style:font-size-asian="13pt" style:font-size-complex="13pt" fo:hyphenate="false"/>
    </style:style>
    <style:style style:name="CitationStyle" style:display-name="Citation Style" style:family="paragraph">
      <style:text-properties style:font-name="Segoe UI" style:font-name-asian="Segoe UI" style:font-name-complex="Segoe UI" fo:color="#000000" fo:hyphenate="false"/>
    </style:style>
    <style:style style:name="HeaderStyle" style:display-name="Header Style" style:family="paragraph">
      <style:text-properties style:font-name="Segoe UI" style:font-name-asian="Segoe UI" style:font-name-complex="Segoe UI" fo:color="#767676" fo:font-size="12pt" style:font-size-asian="12pt" style:font-size-complex="12pt" fo:hyphenate="false"/>
    </style:style>
    <style:style style:name="CodeStyle" style:display-name="Code Style" style:family="paragraph">
      <style:text-properties style:font-name="Consolas" style:font-name-asian="Consolas" style:font-name-complex="Consolas" fo:font-size="12pt" style:font-size-asian="12pt" style:font-size-complex="12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1in" fo:margin-bottom="0.0138in" fo:margin-right="1in" style:num-format="1" style:writing-mode="lr-tb">
        <style:footnote-sep style:width="0.007in" style:rel-width="33%" style:color="#000000" style:line-style="solid" style:adjustment="left"/>
      </style:page-layout-properties>
      <style:header-style>
        <style:header-footer-properties style:dynamic-spacing="true" fo:min-height="-0.4708in"/>
      </style:header-style>
      <style:footer-style>
        <style:header-footer-properties style:dynamic-spacing="true" fo:min-height="0.9861in"/>
      </style:footer-style>
    </style:page-layout>
    <style:style style:name="P2" style:parent-style-name="HeaderStyle" style:family="paragraph">
      <style:paragraph-properties fo:text-align="center"/>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Un-named</dc:creator>
    <meta:creation-date>2024-03-10T19:20:00Z</meta:creation-date>
    <dc:date>2024-03-10T19:20:00Z</dc:date>
    <meta:template xlink:href="Normal.dotm" xlink:type="simple"/>
    <meta:editing-cycles>1</meta:editing-cycles>
    <meta:editing-duration>PT0S</meta:editing-duration>
    <meta:document-statistic meta:page-count="1" meta:paragraph-count="34" meta:word-count="2603" meta:character-count="17410" meta:row-count="123" meta:non-whitespace-character-count="14841"/>
  </office:meta>
</office:document-meta>
</file>